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65c" officeooo:paragraph-rsid="001ff65c"/>
    </style:style>
    <style:style style:name="P2" style:family="paragraph" style:parent-style-name="Standard">
      <style:text-properties fo:font-weight="bold" officeooo:rsid="001ff65c" officeooo:paragraph-rsid="001ff65c" style:font-weight-asian="bold" style:font-weight-complex="bold"/>
    </style:style>
    <style:style style:name="P3" style:family="paragraph" style:parent-style-name="Standard">
      <style:text-properties fo:font-weight="bold" officeooo:rsid="0022b62d" officeooo:paragraph-rsid="0022b62d" style:font-weight-asian="bold" style:font-weight-complex="bold"/>
    </style:style>
    <style:style style:name="P4" style:family="paragraph" style:parent-style-name="Standard">
      <style:text-properties fo:font-weight="bold" officeooo:rsid="00230da5" officeooo:paragraph-rsid="00230da5" style:font-weight-asian="bold" style:font-weight-complex="bold"/>
    </style:style>
    <style:style style:name="P5" style:family="paragraph" style:parent-style-name="Standard">
      <style:text-properties fo:font-style="italic" fo:font-weight="bold" officeooo:rsid="001ff65c" officeooo:paragraph-rsid="001ff65c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2084fb" officeooo:paragraph-rsid="002084fb"/>
    </style:style>
    <style:style style:name="P7" style:family="paragraph" style:parent-style-name="Standard">
      <style:text-properties officeooo:rsid="0022b62d" officeooo:paragraph-rsid="0022b62d"/>
    </style:style>
    <style:style style:name="P8" style:family="paragraph" style:parent-style-name="Standard">
      <style:text-properties officeooo:rsid="00230da5" officeooo:paragraph-rsid="00230da5"/>
    </style:style>
    <style:style style:name="T1" style:family="text">
      <style:text-properties officeooo:rsid="001ff6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65c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ff65c" style:font-style-asian="italic" style:font-weight-asian="bold" style:font-style-complex="italic" style:font-weight-complex="bold"/>
    </style:style>
    <style:style style:name="T6" style:family="text">
      <style:text-properties officeooo:rsid="00230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Upgrade a database</text:p>
      <text:p text:style-name="P1"/>
      <text:p text:style-name="P1">Backup database, Oracle Home and Inventory</text:p>
      <text:p text:style-name="P5">Install the new binaries</text:p>
      <text:p text:style-name="P1"><text:span text:style-name="T4">Run the pre-upgrade tool</text:span> and make changes if necessary.</text:p>
      <text:p text:style-name="P1">Check component status, compile and check for pre-upgrade invalid objects</text:p>
      <text:p text:style-name="P1"/>
      <text:p text:style-name="P1">Shutdown the database.</text:p>
      <text:p text:style-name="P6"><text:span text:style-name="T4">Install</text:span> the new binaries <text:span text:style-name="T4">or upgrade</text:span> the existing <text:span text:style-name="T5">binaries</text:span><text:span text:style-name="T1"> using runInstaller.<text:line-break/></text:span></text:p>
      <text:p text:style-name="P1">Stop scheduled jobs etc</text:p>
      <text:p text:style-name="P5">Upgrade the database by running catupgrd.sql</text:p>
      <text:p text:style-name="P1"/>
      <text:p text:style-name="P1">Check for errors</text:p>
      <text:p text:style-name="Standard"/>
      <text:p text:style-name="Standard"/>
      <text:p text:style-name="P3">Clone a database</text:p>
      <text:p text:style-name="P7"/>
      <text:p text:style-name="P7">Copy the rman backups to the auxiliary host</text:p>
      <text:p text:style-name="P7">Create a pfile</text:p>
      <text:p text:style-name="P7">Run the rman duplicate command</text:p>
      <text:p text:style-name="P7"/>
      <text:p text:style-name="P7"/>
      <text:p text:style-name="P3">Installing Oracle <text:span text:style-name="T6">binaries</text:span></text:p>
      <text:p text:style-name="P7"/>
      <text:p text:style-name="P8">Configure your system to support Oracle Database</text:p>
      <text:p text:style-name="P8"/>
      <text:p text:style-name="P8"><text:s text:c="2"/>- check Oracle documentation for OS requirements</text:p>
      <text:p text:style-name="P8"/>
      <text:p text:style-name="P8"><text:s text:c="2"/>- check memory, total, free and huge pages ( /proc/meminfo )</text:p>
      <text:p text:style-name="P8"><text:s text:c="2"/>- check memory configuration ( kernel parameters / semaphores )</text:p>
      <text:p text:style-name="P8"><text:s text:c="2"/>- check if requirements for this Oracle version are met</text:p>
      <text:p text:style-name="P8"><text:s text:c="2"/>- check if OS is certified for this Oracle version</text:p>
      <text:p text:style-name="P8"><text:s text:c="2"/>- check ulimit</text:p>
      <text:p text:style-name="P8"><text:s text:c="2"/>- check available disk space</text:p>
      <text:p text:style-name="P8"/>
      <text:p text:style-name="P8">Create directories</text:p>
      <text:p text:style-name="P8">Create the oracle user</text:p>
      <text:p text:style-name="P8">Mount the installation CD</text:p>
      <text:p text:style-name="P8">Install the Oracle software ( runInstaller )</text:p>
      <text:p text:style-name="P8">Create the database </text:p>
      <text:p text:style-name="P8"/>
      <text:p text:style-name="P8"/>
      <text:p text:style-name="P4">Create a Oracle RAC system</text:p>
      <text:p text:style-name="P4"/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4:26:37.251334613</meta:creation-date>
    <dc:date>2017-04-20T14:54:02.249021347</dc:date>
    <meta:editing-duration>PT13M8S</meta:editing-duration>
    <meta:editing-cycles>3</meta:editing-cycles>
    <meta:generator>LibreOffice/5.2.4.2.1$Linux_X86_64 LibreOffice_project/20m0$Build-2</meta:generator>
    <meta:document-statistic meta:table-count="0" meta:image-count="0" meta:object-count="0" meta:page-count="1" meta:paragraph-count="29" meta:word-count="169" meta:character-count="1059" meta:non-whitespace-character-count="903"/>
  </office:meta>
</office:document-meta>
</file>